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CharsetEncoder2.MockCharsetEncoder2( Charset 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WriterStringEncoderTest2.test_error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ockCharsetEncoder2.encodeLoop( CharBuffer in , ByteBuffer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WriterStringEncoderTest2.encode( CharsetEncoder encoder , char [ ] chars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CharsetEncoder.implFlush( ByteBuffer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CharsetEncoder.encodeLoop( CharBuffer in , ByteBuffer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CharsetEncoder.MockCharsetEncoder( Charset cs , CharsetEncoder ra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ialWriterStringEncoderTest2.test_erro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